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Normal_32_6" style:data-style-name="N0">
      <style:table-cell-properties fo:border-top="thin solid #000000" fo:border-bottom="2pt solid #000000" fo:border-left="2pt solid #000000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Normal_32_6" style:data-style-name="N0">
      <style:table-cell-properties fo:border-top="thin solid #000000" fo:border-bottom="2pt solid #000000" fo:border-left="thin solid #000000" fo:border-right="2pt solid #000000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V_237_rgula_32_4" style:data-style-name="N3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V_237_rgula_32_4" style:data-style-name="N3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V_237_rgula_32_4" style:data-style-name="N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V_237_rgula_32_4" style:data-style-name="N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6" style:data-style-name="N3">
      <style:table-cell-properties fo:border-top="2pt solid #000000" fo:border-bottom="2pt solid #000000" fo:border-left="thin solid #000000" fo:border-right="2pt solid #000000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32_6" style:data-style-name="N3">
      <style:table-cell-properties fo:border-top="2pt solid #000000" fo:border-bottom="2pt solid #000000" fo:border-left="2pt solid #000000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32_6" style:data-style-name="N0">
      <style:table-cell-properties fo:border-top="2pt solid #000000" fo:border-bottom="2pt solid #000000" fo:border-left="2pt solid #000000" fo:border-right="thick solid #000000" style:vertical-align="automatic" fo:wrap-option="wrap" fo:background-color="#CC99FF" style:cell-protect="protected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 style:font-family-generic="swiss"/>
    </style:style>
    <style:style style:name="ce12" style:family="table-cell" style:parent-style-name="Normal_32_6" style:data-style-name="N0">
      <style:table-cell-properties fo:border-top="thin solid #000000" fo:border-bottom="2pt solid #000000" fo:border-left="none" fo:border-right="none" style:vertical-align="middle" fo:background-color="#FFFF99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13" style:family="table-cell" style:parent-style-name="Normal_32_6" style:data-style-name="N3">
      <style:table-cell-properties fo:border-top="2pt solid #000000" fo:border-bottom="2pt solid #000000" fo:border-left="none" fo:border-right="none" style:vertical-align="middle" fo:background-color="#FFFF99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V_237_rgula_32_4" style:data-style-name="N3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V_237_rgula_32_4" style:data-style-name="N3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V_237_rgula_32_4" style:data-style-name="N3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6" style:data-style-name="N3">
      <style:table-cell-properties fo:border-top="none" fo:border-bottom="2pt solid #000000" fo:border-left="2pt solid #000000" fo:border-right="thin solid #000000" style:vertical-align="middle" fo:background-color="#CCFFFF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32_6" style:data-style-name="N3">
      <style:table-cell-properties fo:border-top="none" fo:border-bottom="2pt solid #000000" fo:border-left="none" fo:border-right="none" style:vertical-align="middle" fo:background-color="#FFFF99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32_6" style:data-style-name="N3">
      <style:table-cell-properties fo:border-top="none" fo:border-bottom="2pt solid #000000" fo:border-left="thin solid #000000" fo:border-right="2pt solid #000000" style:vertical-align="middle" fo:background-color="#CCFFCC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V_237_rgula_32_4" style:data-style-name="N3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V_237_rgula_32_4" style:data-style-name="N3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V_237_rgula_32_4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V_237_rgula_32_4" style:data-style-name="N3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V_237_rgula_32_4" style:data-style-name="N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V_237_rgula_32_4" style:data-style-name="N3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6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6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6" style:data-style-name="N0">
      <style:table-cell-properties fo:border-top="thin solid #000000" fo:border-bottom="thin solid #000000" fo:border-left="2pt solid #000000" fo:border-right="none" style:vertical-align="middle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29" style:family="table-cell" style:parent-style-name="Normal_32_6" style:data-style-name="N0">
      <style:table-cell-properties fo:border-top="2pt solid #000000" fo:border-bottom="thin solid #000000" fo:border-left="2pt solid #000000" fo:border-right="none" style:vertical-align="middle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30" style:family="table-cell" style:parent-style-name="Normal_32_6" style:data-style-name="N0">
      <style:table-cell-properties fo:border-top="none" fo:border-bottom="thin solid #000000" fo:border-left="2pt solid #000000" fo:border-right="none" style:vertical-align="middle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31" style:family="table-cell" style:parent-style-name="Normal_32_6" style:data-style-name="N0">
      <style:table-cell-properties fo:border-top="thin solid #000000" fo:border-bottom="2pt solid #000000" fo:border-left="2pt solid #000000" fo:border-right="none" style:vertical-align="middle" fo:wrap-option="wrap" fo:background-color="#FFFFFF" style:cell-protect="protected"/>
      <style:text-properties fo:color="#000000" style:font-name="Arial" style:font-name-asian="Arial" style:font-name-complex="Arial" fo:font-size="7pt" style:font-size-asian="7pt" style:font-size-complex="7pt" style:font-family-generic="swiss"/>
    </style:style>
    <style:style style:name="ce32" style:family="table-cell" style:parent-style-name="Normal_32_6" style:data-style-name="N0">
      <style:table-cell-properties fo:border-top="2pt solid #000000" fo:border-bottom="thin solid #000000" fo:border-left="2pt solid #000000" fo:border-right="none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3" style:family="table-cell" style:parent-style-name="Normal_32_6" style:data-style-name="N0">
      <style:table-cell-properties fo:border-top="2pt solid #000000" fo:border-bottom="thin solid #000000" fo:border-left="none" fo:border-right="none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4" style:family="table-cell" style:parent-style-name="Normal_32_6" style:data-style-name="N0">
      <style:table-cell-properties fo:border-top="2pt solid #000000" fo:border-bottom="thin solid #000000" fo:border-left="none" fo:border-right="2pt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5" style:family="table-cell" style:parent-style-name="Normal_32_6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ce36" style:family="table-cell" style:parent-style-name="Normal_32_6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6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6" style:data-style-name="N0">
      <style:table-cell-properties fo:border-top="2pt solid #000000" fo:border-bottom="none" fo:border-left="2pt solid #000000" fo:border-right="2pt solid #000000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9" style:family="table-cell" style:parent-style-name="Normal_32_6" style:data-style-name="N0">
      <style:table-cell-properties fo:border-top="none" fo:border-bottom="2pt solid #000000" fo:border-left="2pt solid #000000" fo:border-right="2pt solid #000000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0" style:family="table-cell" style:parent-style-name="Normal_32_6" style:data-style-name="N0">
      <style:table-cell-properties fo:border-top="2pt solid #000000" fo:border-bottom="thin solid #000000" fo:border-left="2pt solid #000000" fo:border-right="2pt solid #000000" style:vertical-align="middle" fo:background-color="#F2DCDB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41" style:family="table-cell" style:parent-style-name="Normal_32_6" style:data-style-name="N0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ce42" style:family="table-cell" style:parent-style-name="Normal_32_6" style:data-style-name="N0">
      <style:table-cell-properties fo:border="2pt solid #000000" style:vertical-align="middle" fo:background-color="#CC99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41652777777778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5" table:default-cell-style-name="ce2"/>
        <table:table-column table:style-name="co5" table:number-columns-repeated="16364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2" table:number-rows-spanned="4" table:style-name="ce41">
            <text:p>TOTAL MENSAL DE REFEIÇÕES SERVIDAS - 1º Semestre de 2017</text:p>
          </table:table-cell>
          <table:covered-table-cell table:number-columns-repeated="11"/>
          <table:table-cell table:number-columns-repeated="7" table:style-name="ce26"/>
          <table:table-cell table:number-columns-repeated="16364"/>
        </table:table-row>
        <table:table-row table:number-rows-repeated="2" table:style-name="ro1">
          <table:table-cell/>
          <table:covered-table-cell/>
          <table:covered-table-cell table:number-columns-repeated="11"/>
          <table:table-cell table:number-columns-repeated="7" table:style-name="ce26"/>
          <table:table-cell table:number-columns-repeated="16364"/>
        </table:table-row>
        <table:table-row table:style-name="ro2">
          <table:table-cell/>
          <table:covered-table-cell/>
          <table:covered-table-cell table:number-columns-repeated="11"/>
          <table:table-cell table:number-columns-repeated="5" table:style-name="ce27"/>
          <table:table-cell table:number-columns-repeated="2" table:style-name="ce26"/>
          <table:table-cell table:number-columns-repeated="16364"/>
        </table:table-row>
        <table:table-row table:style-name="ro1">
          <table:table-cell/>
          <table:table-cell office:value-type="string" table:number-columns-spanned="1" table:number-rows-spanned="2" table:style-name="ce42">
            <text:p>TIPOS DE UNIDADES</text:p>
          </table:table-cell>
          <table:table-cell office:value-type="string" table:number-columns-spanned="3" table:number-rows-spanned="1" table:style-name="ce40">
            <text:p>JAN</text:p>
          </table:table-cell>
          <table:covered-table-cell table:number-columns-repeated="2"/>
          <table:table-cell office:value-type="string" table:number-columns-spanned="3" table:number-rows-spanned="1" table:style-name="ce40">
            <text:p>FEV</text:p>
          </table:table-cell>
          <table:covered-table-cell table:number-columns-repeated="2"/>
          <table:table-cell office:value-type="string" table:number-columns-spanned="3" table:number-rows-spanned="1" table:style-name="ce40">
            <text:p>MAR</text:p>
          </table:table-cell>
          <table:covered-table-cell table:number-columns-repeated="2"/>
          <table:table-cell office:value-type="string" table:number-columns-spanned="3" table:number-rows-spanned="1" table:style-name="ce40">
            <text:p>ABR</text:p>
          </table:table-cell>
          <table:covered-table-cell table:number-columns-repeated="2"/>
          <table:table-cell office:value-type="string" table:number-columns-spanned="3" table:number-rows-spanned="1" table:style-name="ce40">
            <text:p>MAIO</text:p>
          </table:table-cell>
          <table:covered-table-cell table:number-columns-repeated="2"/>
          <table:table-cell office:value-type="string" table:number-columns-spanned="3" table:number-rows-spanned="1" table:style-name="ce40">
            <text:p>JUN</text:p>
          </table:table-cell>
          <table:covered-table-cell table:number-columns-repeated="2"/>
          <table:table-cell table:number-columns-repeated="16364"/>
        </table:table-row>
        <table:table-row table:style-name="ro2">
          <table:table-cell/>
          <table:covered-table-cell/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3">
            <text:p>NÃO TERC.</text:p>
          </table:table-cell>
          <table:table-cell office:value-type="string" table:style-name="ce12">
            <text:p>MISTAS</text:p>
          </table:table-cell>
          <table:table-cell office:value-type="string" table:style-name="ce4">
            <text:p>TERC.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9">
            <text:p>EMEI<text:s text:c="16"/>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4440" table:style-name="ce5">
            <text:p>124.440</text:p>
          </table:table-cell>
          <table:table-cell office:value-type="float" office:value="1873830" table:style-name="ce8">
            <text:p>1.873.830</text:p>
          </table:table-cell>
          <table:table-cell office:value-type="float" office:value="3124981" table:style-name="ce6">
            <text:p>3.124.981</text:p>
          </table:table-cell>
          <table:table-cell office:value-type="float" office:value="182512" table:style-name="ce7">
            <text:p>182.512</text:p>
          </table:table-cell>
          <table:table-cell office:value-type="float" office:value="2686062" table:style-name="ce8">
            <text:p>2.686.062</text:p>
          </table:table-cell>
          <table:table-cell office:value-type="float" office:value="3193914" table:style-name="ce6">
            <text:p>3.193.914</text:p>
          </table:table-cell>
          <table:table-cell office:value-type="float" office:value="151052" table:style-name="ce7">
            <text:p>151.052</text:p>
          </table:table-cell>
          <table:table-cell office:value-type="float" office:value="2060563" table:style-name="ce8">
            <text:p>2.060.563</text:p>
          </table:table-cell>
          <table:table-cell office:value-type="float" office:value="3580518" table:style-name="ce6">
            <text:p>3.580.518</text:p>
          </table:table-cell>
          <table:table-cell office:value-type="float" office:value="190578" table:style-name="ce7">
            <text:p>190.578</text:p>
          </table:table-cell>
          <table:table-cell office:value-type="float" office:value="2411949" table:style-name="ce8">
            <text:p>2.411.949</text:p>
          </table:table-cell>
          <table:table-cell office:value-type="float" office:value="4683578" table:style-name="ce6">
            <text:p>4.683.578</text:p>
          </table:table-cell>
          <table:table-cell office:value-type="float" office:value="173194" table:style-name="ce7">
            <text:p>173.194</text:p>
          </table:table-cell>
          <table:table-cell office:value-type="float" office:value="2249078" table:style-name="ce8">
            <text:p>2.249.078</text:p>
          </table:table-cell>
          <table:table-cell office:value-type="float" office:value="4230012" table:style-name="ce6">
            <text:p>4.230.012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30">
            <text:p>EMEF<text:s text:c="16"/>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4415" table:style-name="ce5">
            <text:p>14.415</text:p>
          </table:table-cell>
          <table:table-cell office:value-type="float" office:value="3359669" table:style-name="ce8">
            <text:p>3.359.669</text:p>
          </table:table-cell>
          <table:table-cell office:value-type="float" office:value="5656011" table:style-name="ce6">
            <text:p>5.656.011</text:p>
          </table:table-cell>
          <table:table-cell office:value-type="float" office:value="21142" table:style-name="ce7">
            <text:p>21.142</text:p>
          </table:table-cell>
          <table:table-cell office:value-type="float" office:value="4809010" table:style-name="ce8">
            <text:p>4.809.010</text:p>
          </table:table-cell>
          <table:table-cell office:value-type="float" office:value="5563883" table:style-name="ce6">
            <text:p>5.563.883</text:p>
          </table:table-cell>
          <table:table-cell office:value-type="float" office:value="17154" table:style-name="ce7">
            <text:p>17.154</text:p>
          </table:table-cell>
          <table:table-cell office:value-type="float" office:value="3806491" table:style-name="ce8">
            <text:p>3.806.491</text:p>
          </table:table-cell>
          <table:table-cell office:value-type="float" office:value="6480645" table:style-name="ce6">
            <text:p>6.480.645</text:p>
          </table:table-cell>
          <table:table-cell office:value-type="float" office:value="17930" table:style-name="ce7">
            <text:p>17.930</text:p>
          </table:table-cell>
          <table:table-cell office:value-type="float" office:value="4465308" table:style-name="ce8">
            <text:p>4.465.308</text:p>
          </table:table-cell>
          <table:table-cell office:value-type="float" office:value="8584829" table:style-name="ce6">
            <text:p>8.584.829</text:p>
          </table:table-cell>
          <table:table-cell office:value-type="float" office:value="15183" table:style-name="ce7">
            <text:p>15.183</text:p>
          </table:table-cell>
          <table:table-cell office:value-type="float" office:value="4280620" table:style-name="ce8">
            <text:p>4.280.620</text:p>
          </table:table-cell>
          <table:table-cell office:value-type="float" office:value="8223854" table:style-name="ce6">
            <text:p>8.223.85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LASSE COMUNITARI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IEJA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11934" table:style-name="ce5">
            <text:p>111.934</text:p>
          </table:table-cell>
          <table:table-cell office:value-type="float" office:value="19800" table:style-name="ce8">
            <text:p>19.800</text:p>
          </table:table-cell>
          <table:table-cell office:value-type="float" office:value="0" table:style-name="ce6">
            <text:p>0</text:p>
          </table:table-cell>
          <table:table-cell office:value-type="float" office:value="160644" table:style-name="ce7">
            <text:p>160.644</text:p>
          </table:table-cell>
          <table:table-cell office:value-type="float" office:value="28842" table:style-name="ce8">
            <text:p>28.842</text:p>
          </table:table-cell>
          <table:table-cell office:value-type="float" office:value="0" table:style-name="ce6">
            <text:p>0</text:p>
          </table:table-cell>
          <table:table-cell office:value-type="float" office:value="199974" table:style-name="ce7">
            <text:p>199.974</text:p>
          </table:table-cell>
          <table:table-cell office:value-type="float" office:value="22068" table:style-name="ce8">
            <text:p>22.068</text:p>
          </table:table-cell>
          <table:table-cell office:value-type="float" office:value="0" table:style-name="ce6">
            <text:p>0</text:p>
          </table:table-cell>
          <table:table-cell office:value-type="float" office:value="166122" table:style-name="ce7">
            <text:p>166.122</text:p>
          </table:table-cell>
          <table:table-cell office:value-type="float" office:value="27144" table:style-name="ce8">
            <text:p>27.144</text:p>
          </table:table-cell>
          <table:table-cell office:value-type="float" office:value="0" table:style-name="ce6">
            <text:p>0</text:p>
          </table:table-cell>
          <table:table-cell office:value-type="float" office:value="154854" table:style-name="ce7">
            <text:p>154.854</text:p>
          </table:table-cell>
          <table:table-cell office:value-type="float" office:value="25954" table:style-name="ce8">
            <text:p>25.954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EMEE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28" table:style-name="ce8">
            <text:p>12.028</text:p>
          </table:table-cell>
          <table:table-cell office:value-type="float" office:value="15004" table:style-name="ce6">
            <text:p>15.004</text:p>
          </table:table-cell>
          <table:table-cell office:value-type="float" office:value="0" table:style-name="ce7">
            <text:p>0</text:p>
          </table:table-cell>
          <table:table-cell office:value-type="float" office:value="16948" table:style-name="ce8">
            <text:p>16.948</text:p>
          </table:table-cell>
          <table:table-cell office:value-type="float" office:value="20445" table:style-name="ce6">
            <text:p>20.445</text:p>
          </table:table-cell>
          <table:table-cell office:value-type="float" office:value="0" table:style-name="ce7">
            <text:p>0</text:p>
          </table:table-cell>
          <table:table-cell office:value-type="float" office:value="9792" table:style-name="ce8">
            <text:p>9.792</text:p>
          </table:table-cell>
          <table:table-cell office:value-type="float" office:value="17046" table:style-name="ce6">
            <text:p>17.046</text:p>
          </table:table-cell>
          <table:table-cell office:value-type="float" office:value="0" table:style-name="ce7">
            <text:p>0</text:p>
          </table:table-cell>
          <table:table-cell office:value-type="float" office:value="11418" table:style-name="ce8">
            <text:p>11.418</text:p>
          </table:table-cell>
          <table:table-cell office:value-type="float" office:value="22577" table:style-name="ce6">
            <text:p>22.577</text:p>
          </table:table-cell>
          <table:table-cell office:value-type="float" office:value="0" table:style-name="ce7">
            <text:p>0</text:p>
          </table:table-cell>
          <table:table-cell office:value-type="float" office:value="12260" table:style-name="ce8">
            <text:p>12.260</text:p>
          </table:table-cell>
          <table:table-cell office:value-type="float" office:value="20028" table:style-name="ce6">
            <text:p>20.028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SME CONVÊNIO<text:s text:c="8"/></text:p>
          </table:table-cell>
          <table:table-cell office:value-type="float" office:value="12304" table:style-name="ce21">
            <text:p>12.30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1418" table:style-name="ce5">
            <text:p>41.4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0710" table:style-name="ce7">
            <text:p>50.7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587" table:style-name="ce7">
            <text:p>37.58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3676" table:style-name="ce7">
            <text:p>43.6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3635" table:style-name="ce7">
            <text:p>43.6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EU GESTÃO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EMEI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2025" table:style-name="ce22">
            <text:p>62.025</text:p>
          </table:table-cell>
          <table:table-cell office:value-type="float" office:value="0" table:style-name="ce5">
            <text:p>0</text:p>
          </table:table-cell>
          <table:table-cell office:value-type="float" office:value="175060" table:style-name="ce8">
            <text:p>175.0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8820" table:style-name="ce8">
            <text:p>308.8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68560" table:style-name="ce8">
            <text:p>268.5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61120" table:style-name="ce8">
            <text:p>361.1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42540" table:style-name="ce8">
            <text:p>342.54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EI MUNICIPAL<text:s text:c="7"/>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50568" table:style-name="ce8">
            <text:p>1.250.568</text:p>
          </table:table-cell>
          <table:table-cell office:value-type="float" office:value="2077610" table:style-name="ce6">
            <text:p>2.077.610</text:p>
          </table:table-cell>
          <table:table-cell office:value-type="float" office:value="0" table:style-name="ce7">
            <text:p>0</text:p>
          </table:table-cell>
          <table:table-cell office:value-type="float" office:value="1810511" table:style-name="ce8">
            <text:p>1.810.511</text:p>
          </table:table-cell>
          <table:table-cell office:value-type="float" office:value="2163403" table:style-name="ce6">
            <text:p>2.163.403</text:p>
          </table:table-cell>
          <table:table-cell office:value-type="float" office:value="0" table:style-name="ce7">
            <text:p>0</text:p>
          </table:table-cell>
          <table:table-cell office:value-type="float" office:value="1449184" table:style-name="ce8">
            <text:p>1.449.184</text:p>
          </table:table-cell>
          <table:table-cell office:value-type="float" office:value="2307411" table:style-name="ce6">
            <text:p>2.307.411</text:p>
          </table:table-cell>
          <table:table-cell office:value-type="float" office:value="0" table:style-name="ce7">
            <text:p>0</text:p>
          </table:table-cell>
          <table:table-cell office:value-type="float" office:value="1711861" table:style-name="ce8">
            <text:p>1.711.861</text:p>
          </table:table-cell>
          <table:table-cell office:value-type="float" office:value="2965287" table:style-name="ce6">
            <text:p>2.965.287</text:p>
          </table:table-cell>
          <table:table-cell office:value-type="float" office:value="0" table:style-name="ce7">
            <text:p>0</text:p>
          </table:table-cell>
          <table:table-cell office:value-type="float" office:value="1634555" table:style-name="ce8">
            <text:p>1.634.555</text:p>
          </table:table-cell>
          <table:table-cell office:value-type="float" office:value="2635327" table:style-name="ce6">
            <text:p>2.635.327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EI CONVENIADO<text:s text:c="5"/>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5280308" table:style-name="ce5">
            <text:p>15.280.30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883293" table:style-name="ce7">
            <text:p>23.883.2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941842" table:style-name="ce7">
            <text:p>18.941.84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140302" table:style-name="ce7">
            <text:p>21.140.30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791446" table:style-name="ce7">
            <text:p>19.791.4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3">
          <table:table-cell/>
          <table:table-cell office:value-type="string" table:style-name="ce28">
            <text:p>FUNCIONARIO CEI CONVENIADO<text:s text:c="6"/>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559380" table:style-name="ce5">
            <text:p>559.3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30060" table:style-name="ce7">
            <text:p>830.0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75936" table:style-name="ce7">
            <text:p>675.93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89810" table:style-name="ce7">
            <text:p>789.8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36396" table:style-name="ce7">
            <text:p>736.39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PROJETO CECI</text:p>
          </table:table-cell>
          <table:table-cell office:value-type="float" office:value="31660" table:style-name="ce21">
            <text:p>31.66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9880" table:style-name="ce5">
            <text:p>29.8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894" table:style-name="ce7">
            <text:p>36.89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934" table:style-name="ce7">
            <text:p>29.93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058" table:style-name="ce7">
            <text:p>36.05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994" table:style-name="ce7">
            <text:p>32.99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CI (*)</text:p>
          </table:table-cell>
          <table:table-cell office:value-type="float" office:value="4270" table:style-name="ce21">
            <text:p>4.27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4320" table:style-name="ce5">
            <text:p>4.32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450" table:style-name="ce7">
            <text:p>4.4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00" table:style-name="ce7">
            <text:p>3.3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335" table:style-name="ce7">
            <text:p>4.3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335" table:style-name="ce7">
            <text:p>4.3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28">
            <text:p>CMCT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3950" table:style-name="ce5">
            <text:p>13.9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460" table:style-name="ce7">
            <text:p>20.4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118" table:style-name="ce7">
            <text:p>17.1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076" table:style-name="ce7">
            <text:p>21.0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320" table:style-name="ce7">
            <text:p>17.32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31">
            <text:p>RECREIO</text:p>
          </table:table-cell>
          <table:table-cell office:value-type="float" office:value="22680" table:style-name="ce23">
            <text:p>22.680</text:p>
          </table:table-cell>
          <table:table-cell office:value-type="float" office:value="60620" table:style-name="ce24">
            <text:p>60.620</text:p>
          </table:table-cell>
          <table:table-cell office:value-type="float" office:value="142965" table:style-name="ce25">
            <text:p>142.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1">
            <text:p>TOTAL GERAL</text:p>
          </table:table-cell>
          <table:table-cell office:value-type="float" office:value="70914" table:style-name="ce17">
            <text:p>70.914</text:p>
          </table:table-cell>
          <table:table-cell office:value-type="float" office:value="60620" table:style-name="ce18">
            <text:p>60.620</text:p>
          </table:table-cell>
          <table:table-cell office:value-type="float" office:value="204990" table:style-name="ce19">
            <text:p>204.990</text:p>
          </table:table-cell>
          <table:table-cell office:value-type="float" office:value="16180045" table:style-name="ce10">
            <text:p>16.180.045</text:p>
          </table:table-cell>
          <table:table-cell office:value-type="float" office:value="6690955" table:style-name="ce13">
            <text:p>6.690.955</text:p>
          </table:table-cell>
          <table:table-cell office:value-type="float" office:value="10873606" table:style-name="ce9">
            <text:p>10.873.606</text:p>
          </table:table-cell>
          <table:table-cell office:value-type="float" office:value="25190165" table:style-name="ce10">
            <text:p>25.190.165</text:p>
          </table:table-cell>
          <table:table-cell office:value-type="float" office:value="9660193" table:style-name="ce13">
            <text:p>9.660.193</text:p>
          </table:table-cell>
          <table:table-cell office:value-type="float" office:value="10941645" table:style-name="ce9">
            <text:p>10.941.645</text:p>
          </table:table-cell>
          <table:table-cell office:value-type="float" office:value="20073897" table:style-name="ce10">
            <text:p>20.073.897</text:p>
          </table:table-cell>
          <table:table-cell office:value-type="float" office:value="7616658" table:style-name="ce13">
            <text:p>7.616.658</text:p>
          </table:table-cell>
          <table:table-cell office:value-type="float" office:value="12385620" table:style-name="ce9">
            <text:p>12.385.620</text:p>
          </table:table-cell>
          <table:table-cell office:value-type="float" office:value="22409887" table:style-name="ce10">
            <text:p>22.409.887</text:p>
          </table:table-cell>
          <table:table-cell office:value-type="float" office:value="8988800" table:style-name="ce13">
            <text:p>8.988.800</text:p>
          </table:table-cell>
          <table:table-cell office:value-type="float" office:value="16256271" table:style-name="ce9">
            <text:p>16.256.271</text:p>
          </table:table-cell>
          <table:table-cell office:value-type="float" office:value="20969357" table:style-name="ce10">
            <text:p>20.969.357</text:p>
          </table:table-cell>
          <table:table-cell office:value-type="float" office:value="8545007" table:style-name="ce13">
            <text:p>8.545.007</text:p>
          </table:table-cell>
          <table:table-cell office:value-type="float" office:value="15109221" table:style-name="ce9">
            <text:p>15.109.221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*Atenção! Cuidado ao comparar valores entre os meses ou anos anteriores. O número de dias letivos por mês varia e, com isso, também varia a quantidade de refeições servidas por mês.<text:s/></text:p>
          </table:table-cell>
          <table:table-cell table:number-columns-repeated="16382" table:style-name="ce2"/>
        </table:table-row>
        <table:table-row table:number-rows-repeated="1048551" table:style-name="ro1">
          <table:table-cell table:number-columns-repeated="16384"/>
        </table:table-row>
      </table:table>
      <table:table table:name="Plan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2_32_2_32_2" style:display-name="Normal 2 2 2 2" style:family="table-cell" style:data-style-name="N0">
      <style:table-cell-properties style:vertical-align="automatic" fo:background-color="transparent"/>
    </style:style>
    <style:style style:name="Normal_32_2_32_2_32_3" style:display-name="Normal 2 2 3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/>
    </style:style>
    <style:style style:name="Porcentagem_32_2" style:display-name="Porcentagem 2" style:family="table-cell" style:data-style-name="N13"/>
    <style:style style:name="V_237_rgula_32_2" style:display-name="Vírgula 2" style:family="table-cell" style:data-style-name="N36"/>
    <style:style style:name="V_237_rgula_32_2_32_2" style:display-name="Vírgula 2 2" style:family="table-cell" style:data-style-name="N36"/>
    <style:style style:name="V_237_rgula_32_2_32_2_32_2" style:display-name="Vírgula 2 2 2" style:family="table-cell" style:data-style-name="N36"/>
    <style:style style:name="V_237_rgula_32_2_32_2_32_2_32_2" style:display-name="Vírgula 2 2 2 2" style:family="table-cell" style:data-style-name="N36"/>
    <style:style style:name="V_237_rgula_32_2_32_2_32_3" style:display-name="Vírgula 2 2 3" style:family="table-cell" style:data-style-name="N36"/>
    <style:style style:name="V_237_rgula_32_2_32_3" style:display-name="Vírgula 2 3" style:family="table-cell" style:data-style-name="N36"/>
    <style:style style:name="V_237_rgula_32_2_32_3_32_2" style:display-name="Vírgula 2 3 2" style:family="table-cell" style:data-style-name="N36"/>
    <style:style style:name="V_237_rgula_32_2_32_4" style:display-name="Vírgula 2 4" style:family="table-cell" style:data-style-name="N36"/>
    <style:style style:name="V_237_rgula_32_3" style:display-name="Vírgula 3" style:family="table-cell" style:data-style-name="N36"/>
    <style:style style:name="V_237_rgula_32_4" style:display-name="Vírgula 4" style:family="table-cell" style:data-style-name="N36"/>
    <style:style style:name="V_237_rgula_32_5" style:display-name="Vírgula 5" style:family="table-cell" style:data-style-name="N40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Aymee</meta:initial-creator>
    <dc:creator>Fernanda C.</dc:creator>
    <meta:creation-date>2017-08-22T15:39:50Z</meta:creation-date>
    <dc:date>2017-08-22T16:31:20Z</dc:date>
  </office:meta>
</office:document-meta>
</file>